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<text:tab/>Test-Driven Development (TDD) Infographic</text:span><text:span text:style-name="T2"/></text:p>
      <text:p text:style-name="P1"><text:span text:style-name="T3">Write Test Cases</text:span><text:span text:style-name="T4"/></text:p>
      <text:p text:style-name="P1"><text:span text:style-name="T4">- Identify requirements.</text:span></text:p>
      <text:p text:style-name="P1"><text:span text:style-name="T4">- Write test cases for each requirement.</text:span></text:p>
      <text:p text:style-name="P1"><text:span text:style-name="T4">- Tests initially fail.<text:tab/></text:span></text:p>
      <text:p text:style-name="P1"><text:span text:style-name="T5">Code Implementation</text:span><text:span text:style-name="T6"/></text:p>
      <text:p text:style-name="P1"><text:span text:style-name="T6">- Write code to pass the tests.</text:span></text:p>
      <text:p text:style-name="P1"><text:span text:style-name="T6">- Focus on making the code efficient and clean.</text:span></text:p>
      <text:p text:style-name="P1"><text:span text:style-name="T7">Run Tests</text:span><text:span text:style-name="T8"/></text:p>
      <text:p text:style-name="P1"><text:span text:style-name="T8">- Run automated tests.</text:span></text:p>
      <text:p text:style-name="P1"><text:span text:style-name="T8">- Ensure all tests pass.</text:span></text:p>
      <text:p text:style-name="P1"><text:span text:style-name="T9">Refactor Code</text:span><text:span text:style-name="T10"/></text:p>
      <text:p text:style-name="P1"><text:span text:style-name="T10">- Optimize and refactor code.</text:span></text:p>
      <text:p text:style-name="P1"><text:span text:style-name="T10">- Maintain code readability and efficiency.</text:span></text:p>
      <text:p text:style-name="P1"><text:span text:style-name="T11">Benefits of TDD:</text:span><text:span text:style-name="T12"/></text:p>
      <text:p text:style-name="P1"><text:span text:style-name="T13">Bug Reduction</text:span><text:span text:style-name="T14"/></text:p>
      <text:p text:style-name="P1"><text:span text:style-name="T14">- Early detection and resolution of bugs.</text:span></text:p>
      <text:p text:style-name="P1"><text:span text:style-name="T14">- Improved code quality.</text:span></text:p>
      <text:p text:style-name="P1"><text:span text:style-name="T15">Reliability</text:span><text:span text:style-name="T16"/></text:p>
      <text:p text:style-name="P1"><text:span text:style-name="T16">- Ensures software meets requirements.</text:span></text:p>
      <text:p text:style-name="P1"><text:span text:style-name="T16">- Enhances software reliability.</text:span></text:p>
      <text:p text:style-name="P1"><text:span text:style-name="T17">Efficiency</text:span><text:span text:style-name="T18"/></text:p>
      <text:p text:style-name="P1"><text:span text:style-name="T18">- Saves time by catching issues early.</text:span></text:p>
      <text:p text:style-name="P1"><text:span text:style-name="T18">- Reduces debugging time.</text:span></text:p>
      <text:p text:style-name="P1"><text:span text:style-name="T19">Code Quality</text:span><text:span text:style-name="T20"/></text:p>
      <text:p text:style-name="P1"><text:span text:style-name="T20">- Encourages modular and maintainable code.</text:span></text:p>
      <text:p text:style-name="P1"><text:span text:style-name="T20">- Enhances overall software qualit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